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174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stroke="none" svg:stroke-color="#000000" draw:fill="none" draw:fill-color="#ffffff" fo:min-height="0.66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445cm" svg:height="2.297cm" svg:x="11.734cm" svg:y="8.579cm">
          <text:p text:style-name="P1"><text:span text:style-name="T1">Если </text:span></text:p>
          <text:p text:style-name="P1"><text:span text:style-name="T1">month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3.461cm" svg:y1="7.963cm" svg:x2="13.457cm" svg:y2="8.579cm" draw:start-shape="id1" draw:start-glue-point="8" draw:end-shape="id2" draw:end-glue-point="4" svg:d="M13461 7963v308h-4v308">
          <text:p/>
        </draw:connector>
        <draw:connector draw:style-name="gr2" draw:text-style-name="P2" draw:layer="layout" svg:x1="11.734cm" svg:y1="9.728cm" svg:x2="8.457cm" svg:y2="10.376cm" draw:start-shape="id2" draw:start-glue-point="5" draw:end-shape="id3" draw:end-glue-point="5" svg:d="M11734 9728h-3277v648">
          <text:p/>
        </draw:connector>
        <draw:custom-shape draw:style-name="gr1" draw:text-style-name="P2" xml:id="id4" draw:id="id4" draw:layer="layout" svg:width="3.444cm" svg:height="2.296cm" svg:x="6.522cm" svg:y="1.8cm">
          <text:p text:style-name="P2">Начало</text:p>
          <text:p text:style-name="P2">Программы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8.244cm" svg:y1="4.096cm" svg:x2="13.461cm" svg:y2="5.668cm" draw:start-shape="id4" draw:start-glue-point="6" draw:end-shape="id1" draw:end-glue-point="5" svg:d="M8244 4096v786h5217v786">
          <text:p/>
        </draw:connector>
        <draw:custom-shape draw:style-name="gr1" draw:text-style-name="P2" xml:id="id1" draw:id="id1" draw:layer="layout" svg:width="3.445cm" svg:height="2.295cm" svg:x="11.738cm" svg:y="5.668cm">
          <text:p text:style-name="P2">D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" draw:text-style-name="P2" draw:layer="layout" svg:x1="7.079cm" svg:y1="11.525cm" svg:x2="4.556cm" svg:y2="56.207cm" draw:start-shape="id5" draw:start-glue-point="6" draw:end-shape="id6" svg:d="M7079 11525h-2523v44682">
          <text:p/>
        </draw:connector>
        <draw:frame draw:style-name="gr3" draw:layer="layout" svg:width="10.344cm" svg:height="8.094cm" svg:x="5.649cm" svg:y="11.652cm">
          <draw:text-box>
            <text:p/>
          </draw:text-box>
        </draw:frame>
        <draw:custom-shape draw:style-name="gr1" draw:text-style-name="P2" draw:layer="layout" svg:width="3.444cm" svg:height="2.295cm" svg:x="11.739cm" svg:y="5.668cm">
          <text:p text:style-name="P2">D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2" draw:layer="layout" svg:width="3.444cm" svg:height="2.295cm" svg:x="11.739cm" svg:y="5.668cm">
          <text:p text:style-name="P2">Ввод: </text:p>
          <text:p text:style-name="P2">month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3" xml:id="id6" draw:id="id6" draw:layer="layout" svg:width="3.445cm" svg:height="2.293cm" svg:x="2.834cm" svg:y="56.207cm">
          <text:p text:style-name="P3"><text:span text:style-name="T2">Конец </text:span></text:p>
          <text:p text:style-name="P3"><text:span text:style-name="T2">программы8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4" draw:layer="layout" svg:width="1.6cm" svg:height="1.675cm" svg:x="10.879cm" svg:y="9.001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879cm" svg:y="8.976cm">
          <draw:text-box>
            <text:p><text:span text:style-name="T1">нет</text:span></text:p>
          </draw:text-box>
        </draw:frame>
        <draw:custom-shape draw:style-name="gr1" draw:text-style-name="P5" xml:id="id3" draw:id="id3" draw:layer="layout" svg:width="3.444cm" svg:height="2.296cm" svg:x="6.735cm" svg:y="10.376cm">
          <text:p text:style-name="P5"><text:span text:style-name="T3">Вывод: </text:span></text:p>
          <text:p text:style-name="P5"><text:span text:style-name="T3">«Янва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7" draw:id="id7" draw:layer="layout" svg:width="3.445cm" svg:height="2.297cm" svg:x="11.779cm" svg:y="11.972cm">
          <text:p text:style-name="P1"><text:span text:style-name="T1">Если </text:span></text:p>
          <text:p text:style-name="P1"><text:span text:style-name="T1">month=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9cm" svg:y1="13.121cm" svg:x2="8.457cm" svg:y2="13.78cm" draw:start-shape="id7" draw:start-glue-point="5" draw:end-shape="id8" draw:end-glue-point="5" svg:d="M11779 13121h-3322v659">
          <text:p/>
        </draw:connector>
        <draw:connector draw:style-name="gr2" draw:text-style-name="P2" draw:layer="layout" svg:x1="15.224cm" svg:y1="13.121cm" svg:x2="13.457cm" svg:y2="15.376cm" draw:start-shape="id7" draw:start-glue-point="7" draw:end-shape="id9" draw:end-glue-point="4" svg:d="M15224 13121h501v1701h-2268v554">
          <text:p/>
        </draw:connector>
        <draw:frame draw:style-name="gr4" draw:text-style-name="P4" draw:layer="layout" svg:width="1.6cm" svg:height="1.675cm" draw:transform="rotate (-0.0389208423206535) translate (10.777cm 12.303cm)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879cm" svg:y="12.38cm">
          <draw:text-box>
            <text:p><text:span text:style-name="T1">нет</text:span></text:p>
          </draw:text-box>
        </draw:frame>
        <draw:custom-shape draw:style-name="gr1" draw:text-style-name="P5" xml:id="id8" draw:id="id8" draw:layer="layout" svg:width="3.444cm" svg:height="2.296cm" svg:x="6.735cm" svg:y="13.78cm">
          <text:p text:style-name="P5"><text:span text:style-name="T3">Вывод: </text:span></text:p>
          <text:p text:style-name="P5"><text:span text:style-name="T3">«Феврал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10" draw:id="id10" draw:layer="layout" svg:width="3.445cm" svg:height="2.297cm" svg:x="11.734cm" svg:y="8.58cm">
          <text:p text:style-name="P1"><text:span text:style-name="T1">Если </text:span></text:p>
          <text:p text:style-name="P1"><text:span text:style-name="T1">month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34cm" svg:y1="9.729cm" svg:x2="8.457cm" svg:y2="10.377cm" draw:start-shape="id10" draw:start-glue-point="5" draw:end-shape="id11" draw:end-glue-point="5" svg:d="M11734 9729h-3277v648">
          <text:p/>
        </draw:connector>
        <draw:connector draw:style-name="gr2" draw:text-style-name="P2" draw:layer="layout" svg:x1="15.179cm" svg:y1="9.729cm" svg:x2="13.502cm" svg:y2="11.972cm" draw:start-shape="id10" draw:start-glue-point="7" draw:end-shape="id7" draw:end-glue-point="4" svg:d="M15179 9729h501v1695h-2178v548">
          <text:p/>
        </draw:connector>
        <draw:frame draw:style-name="gr5" draw:text-style-name="P4" draw:layer="layout" svg:width="1.6cm" svg:height="1.675cm" svg:x="10.879cm" svg:y="9.002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879cm" svg:y="8.977cm">
          <draw:text-box>
            <text:p><text:span text:style-name="T1">нет</text:span></text:p>
          </draw:text-box>
        </draw:frame>
        <draw:custom-shape draw:style-name="gr1" draw:text-style-name="P5" xml:id="id11" draw:id="id11" draw:layer="layout" svg:width="3.444cm" svg:height="2.296cm" svg:x="6.735cm" svg:y="10.377cm">
          <text:p text:style-name="P5"><text:span text:style-name="T3">Вывод: </text:span></text:p>
          <text:p text:style-name="P5"><text:span text:style-name="T3">«Янва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9" draw:id="id9" draw:layer="layout" svg:width="3.445cm" svg:height="2.297cm" svg:x="11.734cm" svg:y="15.376cm">
          <text:p text:style-name="P1"><text:span text:style-name="T1">Если </text:span></text:p>
          <text:p text:style-name="P1"><text:span text:style-name="T1">month=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34cm" svg:y1="16.525cm" svg:x2="8.457cm" svg:y2="17.173cm" draw:start-shape="id9" draw:start-glue-point="5" draw:end-shape="id12" draw:end-glue-point="5" svg:d="M11734 16525h-3277v648">
          <text:p/>
        </draw:connector>
        <draw:connector draw:style-name="gr2" draw:text-style-name="P2" draw:layer="layout" svg:x1="15.179cm" svg:y1="16.525cm" svg:x2="13.501cm" svg:y2="18.876cm" draw:start-shape="id9" draw:start-glue-point="7" draw:end-shape="id13" draw:end-glue-point="4" svg:d="M15179 16525h501v1749h-2179v602">
          <text:p/>
        </draw:connector>
        <draw:frame draw:style-name="gr4" draw:text-style-name="P4" draw:layer="layout" svg:width="1.6cm" svg:height="1.675cm" svg:x="10.879cm" svg:y="15.798cm">
          <draw:text-box>
            <text:p><text:span text:style-name="T1">да</text:span></text:p>
          </draw:text-box>
        </draw:frame>
        <draw:frame draw:style-name="gr5" draw:text-style-name="P4" draw:layer="layout" svg:width="1.6cm" svg:height="1.675cm" svg:x="14.879cm" svg:y="15.773cm">
          <draw:text-box>
            <text:p><text:span text:style-name="T1">нет</text:span></text:p>
          </draw:text-box>
        </draw:frame>
        <draw:custom-shape draw:style-name="gr1" draw:text-style-name="P5" xml:id="id12" draw:id="id12" draw:layer="layout" svg:width="3.444cm" svg:height="2.296cm" svg:x="6.735cm" svg:y="17.173cm">
          <text:p text:style-name="P5"><text:span text:style-name="T3">Вывод: </text:span></text:p>
          <text:p text:style-name="P5"><text:span text:style-name="T3">«Март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14" draw:id="id14" draw:layer="layout" svg:width="3.445cm" svg:height="2.297cm" svg:x="11.734cm" svg:y="8.58cm">
          <text:p text:style-name="P1"><text:span text:style-name="T1">Если </text:span></text:p>
          <text:p text:style-name="P1"><text:span text:style-name="T1">month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34cm" svg:y1="9.729cm" svg:x2="8.457cm" svg:y2="10.377cm" draw:start-shape="id14" draw:start-glue-point="5" draw:end-shape="id15" draw:end-glue-point="5" svg:d="M11734 9729h-3277v648">
          <text:p/>
        </draw:connector>
        <draw:frame draw:style-name="gr5" draw:text-style-name="P4" draw:layer="layout" svg:width="1.6cm" svg:height="1.675cm" svg:x="10.879cm" svg:y="9.002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879cm" svg:y="8.977cm">
          <draw:text-box>
            <text:p><text:span text:style-name="T1">нет</text:span></text:p>
          </draw:text-box>
        </draw:frame>
        <draw:custom-shape draw:style-name="gr1" draw:text-style-name="P5" xml:id="id15" draw:id="id15" draw:layer="layout" svg:width="3.444cm" svg:height="2.296cm" svg:x="6.735cm" svg:y="10.377cm">
          <text:p text:style-name="P5"><text:span text:style-name="T3">Вывод: </text:span></text:p>
          <text:p text:style-name="P5"><text:span text:style-name="T3">«Янва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13" draw:id="id13" draw:layer="layout" svg:width="3.445cm" svg:height="2.297cm" svg:x="11.778cm" svg:y="18.876cm">
          <text:p text:style-name="P1"><text:span text:style-name="T1">Если </text:span></text:p>
          <text:p text:style-name="P1"><text:span text:style-name="T1">month=4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8cm" svg:y1="20.025cm" svg:x2="8.501cm" svg:y2="20.673cm" draw:start-shape="id13" draw:start-glue-point="5" draw:end-shape="id16" draw:end-glue-point="5" svg:d="M11778 20025h-3277v648">
          <text:p/>
        </draw:connector>
        <draw:connector draw:style-name="gr2" draw:text-style-name="P2" draw:layer="layout" svg:x1="15.223cm" svg:y1="20.025cm" svg:x2="13.501cm" svg:y2="22.383cm" draw:start-shape="id13" draw:start-glue-point="7" draw:end-shape="id17" draw:end-glue-point="4" svg:d="M15223 20025h501v1753h-2223v605">
          <text:p/>
        </draw:connector>
        <draw:frame draw:style-name="gr5" draw:text-style-name="P4" draw:layer="layout" svg:width="1.6cm" svg:height="1.675cm" svg:x="10.923cm" svg:y="19.298cm">
          <draw:text-box>
            <text:p><text:span text:style-name="T1">да</text:span></text:p>
          </draw:text-box>
        </draw:frame>
        <draw:frame draw:style-name="gr5" draw:text-style-name="P4" draw:layer="layout" svg:width="1.6cm" svg:height="1.675cm" svg:x="14.923cm" svg:y="19.273cm">
          <draw:text-box>
            <text:p><text:span text:style-name="T1">нет</text:span></text:p>
          </draw:text-box>
        </draw:frame>
        <draw:custom-shape draw:style-name="gr1" draw:text-style-name="P5" xml:id="id16" draw:id="id16" draw:layer="layout" svg:width="3.444cm" svg:height="2.296cm" svg:x="6.779cm" svg:y="20.673cm">
          <text:p text:style-name="P5"><text:span text:style-name="T3">Вывод: </text:span></text:p>
          <text:p text:style-name="P5"><text:span text:style-name="T3">«Апрел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17" draw:id="id17" draw:layer="layout" svg:width="3.445cm" svg:height="2.297cm" svg:x="11.778cm" svg:y="22.383cm">
          <text:p text:style-name="P1"><text:span text:style-name="T1">Если </text:span></text:p>
          <text:p text:style-name="P1"><text:span text:style-name="T1">month=5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8cm" svg:y1="23.532cm" svg:x2="8.501cm" svg:y2="24.18cm" draw:start-shape="id17" draw:start-glue-point="5" draw:end-shape="id18" draw:end-glue-point="5" svg:d="M11778 23532h-3277v648">
          <text:p/>
        </draw:connector>
        <draw:connector draw:style-name="gr2" draw:text-style-name="P2" draw:layer="layout" svg:x1="15.223cm" svg:y1="23.532cm" svg:x2="13.501cm" svg:y2="25.777cm" draw:start-shape="id17" draw:start-glue-point="7" draw:end-shape="id19" draw:end-glue-point="4" svg:d="M15223 23532h501v1696h-2223v549">
          <text:p/>
        </draw:connector>
        <draw:frame draw:style-name="gr5" draw:text-style-name="P4" draw:layer="layout" svg:width="1.6cm" svg:height="1.675cm" svg:x="10.923cm" svg:y="22.805cm">
          <draw:text-box>
            <text:p><text:span text:style-name="T1">да</text:span></text:p>
          </draw:text-box>
        </draw:frame>
        <draw:frame draw:style-name="gr5" draw:text-style-name="P4" draw:layer="layout" svg:width="1.6cm" svg:height="1.675cm" svg:x="14.923cm" svg:y="22.78cm">
          <draw:text-box>
            <text:p><text:span text:style-name="T1">нет</text:span></text:p>
          </draw:text-box>
        </draw:frame>
        <draw:custom-shape draw:style-name="gr1" draw:text-style-name="P5" xml:id="id18" draw:id="id18" draw:layer="layout" svg:width="3.444cm" svg:height="2.296cm" svg:x="6.779cm" svg:y="24.18cm">
          <text:p text:style-name="P5"><text:span text:style-name="T3">Вывод: </text:span></text:p>
          <text:p text:style-name="P5"><text:span text:style-name="T3">«Май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20" draw:id="id20" draw:layer="layout" svg:width="3.445cm" svg:height="2.297cm" svg:x="11.734cm" svg:y="8.58cm">
          <text:p text:style-name="P1"><text:span text:style-name="T1">Если </text:span></text:p>
          <text:p text:style-name="P1"><text:span text:style-name="T1">month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34cm" svg:y1="9.729cm" svg:x2="8.457cm" svg:y2="10.377cm" draw:start-shape="id20" draw:start-glue-point="5" draw:end-shape="id5" draw:end-glue-point="5" svg:d="M11734 9729h-3277v648">
          <text:p/>
        </draw:connector>
        <draw:frame draw:style-name="gr5" draw:text-style-name="P4" draw:layer="layout" svg:width="1.6cm" svg:height="1.675cm" svg:x="10.879cm" svg:y="9.002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879cm" svg:y="8.977cm">
          <draw:text-box>
            <text:p><text:span text:style-name="T1">нет</text:span></text:p>
          </draw:text-box>
        </draw:frame>
        <draw:custom-shape draw:style-name="gr1" draw:text-style-name="P5" xml:id="id5" draw:id="id5" draw:layer="layout" svg:width="3.444cm" svg:height="2.296cm" svg:x="6.735cm" svg:y="10.377cm">
          <text:p text:style-name="P5"><text:span text:style-name="T3">Вывод: </text:span></text:p>
          <text:p text:style-name="P5"><text:span text:style-name="T3">«Янва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21" draw:id="id21" draw:layer="layout" svg:width="3.445cm" svg:height="2.297cm" svg:x="11.778cm" svg:y="25.776cm">
          <text:p text:style-name="P1"><text:span text:style-name="T1">Если </text:span></text:p>
          <text:p text:style-name="P1"><text:span text:style-name="T1">month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8cm" svg:y1="26.925cm" svg:x2="8.501cm" svg:y2="27.573cm" draw:start-shape="id21" draw:start-glue-point="5" draw:end-shape="id22" draw:end-glue-point="5" svg:d="M11778 26925h-3277v648">
          <text:p/>
        </draw:connector>
        <draw:frame draw:style-name="gr4" draw:text-style-name="P4" draw:layer="layout" svg:width="1.6cm" svg:height="1.675cm" svg:x="10.923cm" svg:y="26.198cm">
          <draw:text-box>
            <text:p><text:span text:style-name="T1">да</text:span></text:p>
          </draw:text-box>
        </draw:frame>
        <draw:frame draw:style-name="gr5" draw:text-style-name="P4" draw:layer="layout" svg:width="1.6cm" svg:height="1.675cm" svg:x="14.923cm" svg:y="26.173cm">
          <draw:text-box>
            <text:p><text:span text:style-name="T1">нет</text:span></text:p>
          </draw:text-box>
        </draw:frame>
        <draw:custom-shape draw:style-name="gr1" draw:text-style-name="P5" xml:id="id22" draw:id="id22" draw:layer="layout" svg:width="3.444cm" svg:height="2.296cm" svg:x="6.779cm" svg:y="27.573cm">
          <text:p text:style-name="P5"><text:span text:style-name="T3">Вывод: </text:span></text:p>
          <text:p text:style-name="P5"><text:span text:style-name="T3">«Янва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23" draw:id="id23" draw:layer="layout" svg:width="3.445cm" svg:height="2.297cm" svg:x="11.779cm" svg:y="29.269cm">
          <text:p text:style-name="P1"><text:span text:style-name="T1">Если </text:span></text:p>
          <text:p text:style-name="P1"><text:span text:style-name="T1">month=7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9cm" svg:y1="30.418cm" svg:x2="8.501cm" svg:y2="30.977cm" draw:start-shape="id23" draw:start-glue-point="5" draw:end-shape="id24" draw:end-glue-point="5" svg:d="M11779 30418h-3278v559">
          <text:p/>
        </draw:connector>
        <draw:connector draw:style-name="gr2" draw:text-style-name="P2" draw:layer="layout" svg:x1="15.224cm" svg:y1="30.418cm" svg:x2="13.501cm" svg:y2="32.573cm" draw:start-shape="id23" draw:start-glue-point="7" draw:end-shape="id25" draw:end-glue-point="4" svg:d="M15224 30418h501v1651h-2224v504">
          <text:p/>
        </draw:connector>
        <draw:frame draw:style-name="gr4" draw:text-style-name="P4" draw:layer="layout" svg:width="1.6cm" svg:height="1.675cm" draw:transform="rotate (-0.0389208423206535) translate (10.821cm 29.5cm)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923cm" svg:y="29.577cm">
          <draw:text-box>
            <text:p><text:span text:style-name="T1">нет</text:span></text:p>
          </draw:text-box>
        </draw:frame>
        <draw:custom-shape draw:style-name="gr1" draw:text-style-name="P5" xml:id="id24" draw:id="id24" draw:layer="layout" svg:width="3.444cm" svg:height="2.296cm" svg:x="6.779cm" svg:y="30.977cm">
          <text:p text:style-name="P5"><text:span text:style-name="T3">Вывод: </text:span></text:p>
          <text:p text:style-name="P5"><text:span text:style-name="T3">«Июл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26" draw:id="id26" draw:layer="layout" svg:width="3.445cm" svg:height="2.297cm" svg:x="11.778cm" svg:y="25.777cm">
          <text:p text:style-name="P1"><text:span text:style-name="T1">Если </text:span></text:p>
          <text:p text:style-name="P1"><text:span text:style-name="T1">month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8cm" svg:y1="26.926cm" svg:x2="8.501cm" svg:y2="27.574cm" draw:start-shape="id26" draw:start-glue-point="5" draw:end-shape="id27" draw:end-glue-point="5" svg:d="M11778 26926h-3277v648">
          <text:p/>
        </draw:connector>
        <draw:connector draw:style-name="gr2" draw:text-style-name="P2" draw:layer="layout" svg:x1="15.223cm" svg:y1="26.926cm" svg:x2="13.502cm" svg:y2="29.269cm" draw:start-shape="id26" draw:start-glue-point="7" draw:end-shape="id23" draw:end-glue-point="4" svg:d="M15223 26926h501v1745h-2222v598">
          <text:p/>
        </draw:connector>
        <draw:custom-shape draw:style-name="gr1" draw:text-style-name="P5" xml:id="id27" draw:id="id27" draw:layer="layout" svg:width="3.444cm" svg:height="2.296cm" svg:x="6.779cm" svg:y="27.574cm">
          <text:p text:style-name="P5"><text:span text:style-name="T3">Вывод: </text:span></text:p>
          <text:p text:style-name="P5"><text:span text:style-name="T3">«Янва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25" draw:id="id25" draw:layer="layout" svg:width="3.445cm" svg:height="2.297cm" svg:x="11.778cm" svg:y="32.573cm">
          <text:p text:style-name="P1"><text:span text:style-name="T1">Если </text:span></text:p>
          <text:p text:style-name="P1"><text:span text:style-name="T1">month=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8cm" svg:y1="33.722cm" svg:x2="8.501cm" svg:y2="34.37cm" draw:start-shape="id25" draw:start-glue-point="5" draw:end-shape="id28" draw:end-glue-point="5" svg:d="M11778 33722h-3277v648">
          <text:p/>
        </draw:connector>
        <draw:connector draw:style-name="gr2" draw:text-style-name="P2" draw:layer="layout" svg:x1="15.223cm" svg:y1="33.722cm" svg:x2="13.545cm" svg:y2="36.073cm" draw:start-shape="id25" draw:start-glue-point="7" draw:end-shape="id29" draw:end-glue-point="4" svg:d="M15223 33722h501v1749h-2179v602">
          <text:p/>
        </draw:connector>
        <draw:frame draw:style-name="gr5" draw:text-style-name="P4" draw:layer="layout" svg:width="1.6cm" svg:height="1.675cm" svg:x="10.923cm" svg:y="32.995cm">
          <draw:text-box>
            <text:p><text:span text:style-name="T1">да</text:span></text:p>
          </draw:text-box>
        </draw:frame>
        <draw:frame draw:style-name="gr5" draw:text-style-name="P4" draw:layer="layout" svg:width="1.6cm" svg:height="1.675cm" svg:x="14.923cm" svg:y="32.97cm">
          <draw:text-box>
            <text:p><text:span text:style-name="T1">нет</text:span></text:p>
          </draw:text-box>
        </draw:frame>
        <draw:custom-shape draw:style-name="gr1" draw:text-style-name="P5" xml:id="id28" draw:id="id28" draw:layer="layout" svg:width="3.444cm" svg:height="2.296cm" svg:x="6.779cm" svg:y="34.37cm">
          <text:p text:style-name="P5"><text:span text:style-name="T3">Вывод: </text:span></text:p>
          <text:p text:style-name="P5"><text:span text:style-name="T3">«Август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30" draw:id="id30" draw:layer="layout" svg:width="3.445cm" svg:height="2.297cm" svg:x="11.778cm" svg:y="25.777cm">
          <text:p text:style-name="P1"><text:span text:style-name="T1">Если </text:span></text:p>
          <text:p text:style-name="P1"><text:span text:style-name="T1">month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8cm" svg:y1="26.926cm" svg:x2="8.501cm" svg:y2="27.574cm" draw:start-shape="id30" draw:start-glue-point="5" draw:end-shape="id31" draw:end-glue-point="5" svg:d="M11778 26926h-3277v648">
          <text:p/>
        </draw:connector>
        <draw:custom-shape draw:style-name="gr1" draw:text-style-name="P5" xml:id="id31" draw:id="id31" draw:layer="layout" svg:width="3.444cm" svg:height="2.296cm" svg:x="6.779cm" svg:y="27.574cm">
          <text:p text:style-name="P5"><text:span text:style-name="T3">Вывод: </text:span></text:p>
          <text:p text:style-name="P5"><text:span text:style-name="T3">«Янва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29" draw:id="id29" draw:layer="layout" svg:width="3.445cm" svg:height="2.297cm" svg:x="11.822cm" svg:y="36.073cm">
          <text:p text:style-name="P1"><text:span text:style-name="T1">Если </text:span></text:p>
          <text:p text:style-name="P1"><text:span text:style-name="T1">month=9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822cm" svg:y1="37.222cm" svg:x2="8.545cm" svg:y2="37.87cm" draw:start-shape="id29" draw:start-glue-point="5" draw:end-shape="id32" draw:end-glue-point="5" svg:d="M11822 37222h-3277v648">
          <text:p/>
        </draw:connector>
        <draw:connector draw:style-name="gr2" draw:text-style-name="P2" draw:layer="layout" svg:x1="15.267cm" svg:y1="37.222cm" svg:x2="13.545cm" svg:y2="39.58cm" draw:start-shape="id29" draw:start-glue-point="7" draw:end-shape="id33" draw:end-glue-point="4" svg:d="M15267 37222h501v1753h-2223v605">
          <text:p/>
        </draw:connector>
        <draw:frame draw:style-name="gr5" draw:text-style-name="P4" draw:layer="layout" svg:width="1.6cm" svg:height="1.675cm" svg:x="10.967cm" svg:y="36.495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967cm" svg:y="36.47cm">
          <draw:text-box>
            <text:p><text:span text:style-name="T1">нет</text:span></text:p>
          </draw:text-box>
        </draw:frame>
        <draw:custom-shape draw:style-name="gr1" draw:text-style-name="P5" xml:id="id32" draw:id="id32" draw:layer="layout" svg:width="3.444cm" svg:height="2.296cm" svg:x="6.823cm" svg:y="37.87cm">
          <text:p text:style-name="P5"><text:span text:style-name="T3">Вывод: </text:span></text:p>
          <text:p text:style-name="P5"><text:span text:style-name="T3">«Сентяб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33" draw:id="id33" draw:layer="layout" svg:width="3.445cm" svg:height="2.297cm" svg:x="11.822cm" svg:y="39.58cm">
          <text:p text:style-name="P1"><text:span text:style-name="T1">Если </text:span></text:p>
          <text:p text:style-name="P1"><text:span text:style-name="T1">month=1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822cm" svg:y1="40.729cm" svg:x2="8.545cm" svg:y2="41.377cm" draw:start-shape="id33" draw:start-glue-point="5" draw:end-shape="id34" draw:end-glue-point="5" svg:d="M11822 40729h-3277v648">
          <text:p/>
        </draw:connector>
        <draw:connector draw:style-name="gr2" draw:text-style-name="P2" draw:layer="layout" svg:x1="15.267cm" svg:y1="40.729cm" svg:x2="13.657cm" svg:y2="43.276cm" draw:start-shape="id33" draw:start-glue-point="7" draw:end-shape="id35" draw:end-glue-point="4" svg:d="M15267 40729h501v1847h-2111v700">
          <text:p/>
        </draw:connector>
        <draw:frame draw:style-name="gr5" draw:text-style-name="P4" draw:layer="layout" svg:width="1.6cm" svg:height="1.675cm" svg:x="10.967cm" svg:y="40.002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967cm" svg:y="39.977cm">
          <draw:text-box>
            <text:p><text:span text:style-name="T1">нет</text:span></text:p>
          </draw:text-box>
        </draw:frame>
        <draw:custom-shape draw:style-name="gr1" draw:text-style-name="P5" xml:id="id34" draw:id="id34" draw:layer="layout" svg:width="3.444cm" svg:height="2.296cm" svg:x="6.823cm" svg:y="41.377cm">
          <text:p text:style-name="P5"><text:span text:style-name="T3">Вывод: </text:span></text:p>
          <text:p text:style-name="P5"><text:span text:style-name="T3">«Октяб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19" draw:id="id19" draw:layer="layout" svg:width="3.445cm" svg:height="2.297cm" svg:x="11.778cm" svg:y="25.777cm">
          <text:p text:style-name="P1"><text:span text:style-name="T1">Если </text:span></text:p>
          <text:p text:style-name="P1"><text:span text:style-name="T1">month=6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778cm" svg:y1="26.926cm" svg:x2="8.501cm" svg:y2="27.574cm" draw:start-shape="id19" draw:start-glue-point="5" draw:end-shape="id36" draw:end-glue-point="5" svg:d="M11778 26926h-3277v648">
          <text:p/>
        </draw:connector>
        <draw:custom-shape draw:style-name="gr1" draw:text-style-name="P5" xml:id="id36" draw:id="id36" draw:layer="layout" svg:width="3.444cm" svg:height="2.296cm" svg:x="6.779cm" svg:y="27.574cm">
          <text:p text:style-name="P5"><text:span text:style-name="T3">Вывод: </text:span></text:p>
          <text:p text:style-name="P5"><text:span text:style-name="T3">«Июн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35" draw:id="id35" draw:layer="layout" svg:width="3.445cm" svg:height="2.297cm" svg:x="11.934cm" svg:y="43.276cm">
          <text:p text:style-name="P1"><text:span text:style-name="T1">Если </text:span></text:p>
          <text:p text:style-name="P1"><text:span text:style-name="T1">month=1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934cm" svg:y1="44.425cm" svg:x2="8.657cm" svg:y2="45.073cm" draw:start-shape="id35" draw:start-glue-point="5" draw:end-shape="id37" draw:end-glue-point="5" svg:d="M11934 44425h-3277v648">
          <text:p/>
        </draw:connector>
        <draw:connector draw:style-name="gr2" draw:text-style-name="P2" draw:layer="layout" svg:x1="15.379cm" svg:y1="44.425cm" svg:x2="13.557cm" svg:y2="46.876cm" draw:start-shape="id35" draw:start-glue-point="7" draw:end-shape="id38" draw:end-glue-point="4" svg:d="M15379 44425h501v1799h-2323v652">
          <text:p/>
        </draw:connector>
        <draw:frame draw:style-name="gr5" draw:text-style-name="P4" draw:layer="layout" svg:width="1.6cm" svg:height="1.675cm" svg:x="11.079cm" svg:y="43.698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5.079cm" svg:y="43.673cm">
          <draw:text-box>
            <text:p><text:span text:style-name="T1">нет</text:span></text:p>
          </draw:text-box>
        </draw:frame>
        <draw:custom-shape draw:style-name="gr1" draw:text-style-name="P5" xml:id="id37" draw:id="id37" draw:layer="layout" svg:width="3.444cm" svg:height="2.296cm" svg:x="6.935cm" svg:y="45.073cm">
          <text:p text:style-name="P5"><text:span text:style-name="T3">Вывод: </text:span></text:p>
          <text:p text:style-name="P5"><text:span text:style-name="T3">«Нояб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38" draw:id="id38" draw:layer="layout" svg:width="3.445cm" svg:height="2.297cm" svg:x="11.834cm" svg:y="46.876cm">
          <text:p text:style-name="P1"><text:span text:style-name="T1">Если </text:span></text:p>
          <text:p text:style-name="P1"><text:span text:style-name="T1">month=1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1.834cm" svg:y1="48.025cm" svg:x2="8.557cm" svg:y2="48.673cm" draw:start-shape="id38" draw:start-glue-point="5" draw:end-shape="id39" draw:end-glue-point="5" svg:d="M11834 48025h-3277v648">
          <text:p/>
        </draw:connector>
        <draw:connector draw:style-name="gr2" draw:text-style-name="P2" draw:layer="layout" svg:x1="15.279cm" svg:y1="48.025cm" svg:x2="4.557cm" svg:y2="56.207cm" draw:start-shape="id38" draw:start-glue-point="7" draw:end-shape="id6" draw:end-glue-point="4" svg:d="M15279 48025h501v4665h-11223v3517">
          <text:p/>
        </draw:connector>
        <draw:frame draw:style-name="gr5" draw:text-style-name="P4" draw:layer="layout" svg:width="1.6cm" svg:height="1.675cm" svg:x="10.979cm" svg:y="47.298cm">
          <draw:text-box>
            <text:p><text:span text:style-name="T1">да</text:span></text:p>
          </draw:text-box>
        </draw:frame>
        <draw:frame draw:style-name="gr4" draw:text-style-name="P4" draw:layer="layout" svg:width="1.6cm" svg:height="1.675cm" svg:x="14.979cm" svg:y="47.273cm">
          <draw:text-box>
            <text:p><text:span text:style-name="T1">нет</text:span></text:p>
          </draw:text-box>
        </draw:frame>
        <draw:custom-shape draw:style-name="gr1" draw:text-style-name="P5" xml:id="id39" draw:id="id39" draw:layer="layout" svg:width="3.444cm" svg:height="2.296cm" svg:x="6.835cm" svg:y="48.673cm">
          <text:p text:style-name="P5"><text:span text:style-name="T3">Вывод: </text:span></text:p>
          <text:p text:style-name="P5"><text:span text:style-name="T3">«Декабрь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" draw:text-style-name="P2" draw:layer="layout" svg:x1="7.179cm" svg:y1="49.821cm" svg:x2="4.556cm" svg:y2="56.207cm" draw:start-shape="id39" draw:start-glue-point="6" draw:end-shape="id6" svg:d="M7179 49821h-2623v6386">
          <text:p/>
        </draw:connector>
        <draw:connector draw:style-name="gr2" draw:text-style-name="P2" draw:layer="layout" svg:x1="7.279cm" svg:y1="46.221cm" svg:x2="4.556cm" svg:y2="56.207cm" draw:start-shape="id37" draw:start-glue-point="6" draw:end-shape="id6" svg:d="M7279 46221h-2723v9986">
          <text:p/>
        </draw:connector>
        <draw:connector draw:style-name="gr2" draw:text-style-name="P2" draw:layer="layout" svg:x1="7.167cm" svg:y1="42.525cm" svg:x2="4.557cm" svg:y2="56.207cm" draw:start-shape="id34" draw:start-glue-point="6" draw:end-shape="id6" draw:end-glue-point="4" svg:d="M7167 42525h-2610v13682">
          <text:p/>
        </draw:connector>
        <draw:connector draw:style-name="gr2" draw:text-style-name="P2" draw:layer="layout" svg:x1="7.167cm" svg:y1="39.018cm" svg:x2="4.557cm" svg:y2="56.207cm" draw:start-shape="id32" draw:start-glue-point="6" draw:end-shape="id6" draw:end-glue-point="4" svg:d="M7167 39018h-2610v17189">
          <text:p/>
        </draw:connector>
        <draw:connector draw:style-name="gr2" draw:text-style-name="P2" draw:layer="layout" svg:x1="7.123cm" svg:y1="35.518cm" svg:x2="4.557cm" svg:y2="56.207cm" draw:start-shape="id28" draw:start-glue-point="6" draw:end-shape="id6" draw:end-glue-point="4" svg:d="M7123 35518h-2566v20689">
          <text:p/>
        </draw:connector>
        <draw:connector draw:style-name="gr2" draw:text-style-name="P2" draw:layer="layout" svg:x1="7.123cm" svg:y1="32.125cm" svg:x2="4.557cm" svg:y2="56.207cm" draw:start-shape="id24" draw:start-glue-point="6" draw:end-shape="id6" draw:end-glue-point="4" svg:d="M7123 32125h-2566v24082">
          <text:p/>
        </draw:connector>
        <draw:connector draw:style-name="gr2" draw:text-style-name="P2" draw:layer="layout" svg:x1="7.123cm" svg:y1="28.722cm" svg:x2="4.557cm" svg:y2="56.207cm" draw:start-shape="id36" draw:start-glue-point="6" draw:end-shape="id6" draw:end-glue-point="4" svg:d="M7123 28722h-2566v27485">
          <text:p/>
        </draw:connector>
        <draw:connector draw:style-name="gr2" draw:text-style-name="P2" draw:layer="layout" svg:x1="7.123cm" svg:y1="25.328cm" svg:x2="4.557cm" svg:y2="56.207cm" draw:start-shape="id18" draw:start-glue-point="6" draw:end-shape="id6" draw:end-glue-point="4" svg:d="M7123 25328h-2566v30879">
          <text:p/>
        </draw:connector>
        <draw:connector draw:style-name="gr2" draw:text-style-name="P2" draw:layer="layout" svg:x1="7.079cm" svg:y1="14.928cm" svg:x2="4.557cm" svg:y2="56.207cm" draw:start-shape="id8" draw:start-glue-point="6" draw:end-shape="id6" draw:end-glue-point="4" svg:d="M7079 14928h-2522v41279">
          <text:p/>
        </draw:connector>
        <draw:connector draw:style-name="gr2" draw:text-style-name="P2" draw:layer="layout" svg:x1="7.123cm" svg:y1="21.821cm" svg:x2="4.557cm" svg:y2="56.207cm" draw:start-shape="id16" draw:start-glue-point="6" draw:end-shape="id6" draw:end-glue-point="4" svg:d="M7123 21821h-2566v34386">
          <text:p/>
        </draw:connector>
        <draw:connector draw:style-name="gr2" draw:text-style-name="P2" draw:layer="layout" svg:x1="7.079cm" svg:y1="18.321cm" svg:x2="4.556cm" svg:y2="56.207cm" draw:start-shape="id12" draw:start-glue-point="6" draw:end-shape="id6" svg:d="M7079 18321h-2523v37886">
          <text:p/>
        </draw:connector>
        <draw:custom-shape draw:style-name="gr1" draw:text-style-name="P5" draw:layer="layout" svg:width="6.9cm" svg:height="2.296cm" svg:x="6.779cm" svg:y="51.704cm">
          <text:p text:style-name="P5"><text:span text:style-name="T3">Вывод: </text:span></text:p>
          <text:p text:style-name="P5"><text:span text:style-name="T3">«не корректное </text:span></text:p>
          <text:p text:style-name="P5"><text:span text:style-name="T3">значение месяса»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9cm" fo:margin-right="1cm" fo:page-width="21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07T17:05:35.04</dc:date>
    <meta:editing-duration>PT1H1M11S</meta:editing-duration>
    <meta:editing-cycles>4</meta:editing-cycles>
    <meta:generator>OpenOffice/4.1.1$Win32 OpenOffice.org_project/411m6$Build-9775</meta:generator>
    <meta:document-statistic meta:object-count="117"/>
  </office:meta>
</office:document-meta>
</file>